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30.5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razgovor-vreme-&quot; &amp; TEXT(ROW(); &quot;0000&quot;)" office:value-type="string" office:string-value="razgovor-vreme-0001" calcext:value-type="string">
            <text:p>razgovor-vreme-0001</text:p>
          </table:table-cell>
          <table:table-cell office:value-type="string" calcext:value-type="string">
            <text:p>Какво ли ће бити време?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02" calcext:value-type="string">
            <text:p>razgovor-vreme-0002</text:p>
          </table:table-cell>
          <table:table-cell office:value-type="string" calcext:value-type="string">
            <text:p>Какво ће бити време?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03" calcext:value-type="string">
            <text:p>razgovor-vreme-0003</text:p>
          </table:table-cell>
          <table:table-cell office:value-type="string" calcext:value-type="string">
            <text:p>Лепо време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04" calcext:value-type="string">
            <text:p>razgovor-vreme-0004</text:p>
          </table:table-cell>
          <table:table-cell office:value-type="string" calcext:value-type="string">
            <text:p>Лепо је време данас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05" calcext:value-type="string">
            <text:p>razgovor-vreme-0005</text:p>
          </table:table-cell>
          <table:table-cell office:value-type="string" calcext:value-type="string">
            <text:p>Какво ли ће бити време данас?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06" calcext:value-type="string">
            <text:p>razgovor-vreme-0006</text:p>
          </table:table-cell>
          <table:table-cell office:value-type="string" calcext:value-type="string">
            <text:p>Да ли ће падати киша?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07" calcext:value-type="string">
            <text:p>razgovor-vreme-0007</text:p>
          </table:table-cell>
          <table:table-cell office:value-type="string" calcext:value-type="string">
            <text:p>Неће падати киша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08" calcext:value-type="string">
            <text:p>razgovor-vreme-0008</text:p>
          </table:table-cell>
          <table:table-cell office:value-type="string" calcext:value-type="string">
            <text:p>Падаће киша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09" calcext:value-type="string">
            <text:p>razgovor-vreme-0009</text:p>
          </table:table-cell>
          <table:table-cell office:value-type="string" calcext:value-type="string">
            <text:p>Пада киша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10" calcext:value-type="string">
            <text:p>razgovor-vreme-0010</text:p>
          </table:table-cell>
          <table:table-cell office:value-type="string" calcext:value-type="string">
            <text:p>Пада снег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11" calcext:value-type="string">
            <text:p>razgovor-vreme-0011</text:p>
          </table:table-cell>
          <table:table-cell office:value-type="string" calcext:value-type="string">
            <text:p>Падаће снег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12" calcext:value-type="string">
            <text:p>razgovor-vreme-0012</text:p>
          </table:table-cell>
          <table:table-cell office:value-type="string" calcext:value-type="string">
            <text:p>Да ли ће бити снега?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13" calcext:value-type="string">
            <text:p>razgovor-vreme-0013</text:p>
          </table:table-cell>
          <table:table-cell office:value-type="string" calcext:value-type="string">
            <text:p>Хоће ли падати снег?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14" calcext:value-type="string">
            <text:p>razgovor-vreme-0014</text:p>
          </table:table-cell>
          <table:table-cell office:value-type="string" calcext:value-type="string">
            <text:p>Нема снега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15" calcext:value-type="string">
            <text:p>razgovor-vreme-0015</text:p>
          </table:table-cell>
          <table:table-cell office:value-type="string" calcext:value-type="string">
            <text:p>Снег се топи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16" calcext:value-type="string">
            <text:p>razgovor-vreme-0016</text:p>
          </table:table-cell>
          <table:table-cell office:value-type="string" calcext:value-type="string">
            <text:p>Снег се скоро сасвим отопио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17" calcext:value-type="string">
            <text:p>razgovor-vreme-0017</text:p>
          </table:table-cell>
          <table:table-cell office:value-type="string" calcext:value-type="string">
            <text:p>Баш су велике пахуље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18" calcext:value-type="string">
            <text:p>razgovor-vreme-0018</text:p>
          </table:table-cell>
          <table:table-cell office:value-type="string" calcext:value-type="string">
            <text:p>Киша пада као из кабла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19" calcext:value-type="string">
            <text:p>razgovor-vreme-0019</text:p>
          </table:table-cell>
          <table:table-cell office:value-type="string" calcext:value-type="string">
            <text:p>Данас ће бити сунчано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20" calcext:value-type="string">
            <text:p>razgovor-vreme-0020</text:p>
          </table:table-cell>
          <table:table-cell office:value-type="string" calcext:value-type="string">
            <text:p>Баш је вруће данас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21" calcext:value-type="string">
            <text:p>razgovor-vreme-0021</text:p>
          </table:table-cell>
          <table:table-cell office:value-type="string" calcext:value-type="string">
            <text:p>Колика је температура напољу?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22" calcext:value-type="string">
            <text:p>razgovor-vreme-0022</text:p>
          </table:table-cell>
          <table:table-cell office:value-type="string" calcext:value-type="string">
            <text:p>Обуци се, хладно је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23" calcext:value-type="string">
            <text:p>razgovor-vreme-0023</text:p>
          </table:table-cell>
          <table:table-cell office:value-type="string" calcext:value-type="string">
            <text:p>Облачно је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24" calcext:value-type="string">
            <text:p>razgovor-vreme-0024</text:p>
          </table:table-cell>
          <table:table-cell office:value-type="string" calcext:value-type="string">
            <text:p>Нема ни облачка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25" calcext:value-type="string">
            <text:p>razgovor-vreme-0025</text:p>
          </table:table-cell>
          <table:table-cell office:value-type="string" calcext:value-type="string">
            <text:p>Небо је ведро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26" calcext:value-type="string">
            <text:p>razgovor-vreme-0026</text:p>
          </table:table-cell>
          <table:table-cell office:value-type="string" calcext:value-type="string">
            <text:p>Баш дува ветар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27" calcext:value-type="string">
            <text:p>razgovor-vreme-0027</text:p>
          </table:table-cell>
          <table:table-cell office:value-type="string" calcext:value-type="string">
            <text:p>Данас много дува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28" calcext:value-type="string">
            <text:p>razgovor-vreme-0028</text:p>
          </table:table-cell>
          <table:table-cell office:value-type="string" calcext:value-type="string">
            <text:p>Нема ни дашка ветра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29" calcext:value-type="string">
            <text:p>razgovor-vreme-0029</text:p>
          </table:table-cell>
          <table:table-cell office:value-type="string" calcext:value-type="string">
            <text:p>Пирка помало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30" calcext:value-type="string">
            <text:p>razgovor-vreme-0030</text:p>
          </table:table-cell>
          <table:table-cell office:value-type="string" calcext:value-type="string">
            <text:p>Баш је јак ветар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31" calcext:value-type="string">
            <text:p>razgovor-vreme-0031</text:p>
          </table:table-cell>
          <table:table-cell office:value-type="string" calcext:value-type="string">
            <text:p>Малопре је ударио гром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32" calcext:value-type="string">
            <text:p>razgovor-vreme-0032</text:p>
          </table:table-cell>
          <table:table-cell office:value-type="string" calcext:value-type="string">
            <text:p>Погледај муњу!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33" calcext:value-type="string">
            <text:p>razgovor-vreme-0033</text:p>
          </table:table-cell>
          <table:table-cell office:value-type="string" calcext:value-type="string">
            <text:p>Муње севају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34" calcext:value-type="string">
            <text:p>razgovor-vreme-0034</text:p>
          </table:table-cell>
          <table:table-cell office:value-type="string" calcext:value-type="string">
            <text:p>Понекад, ветар стане и све се некако умири, чак ни птице се не чују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35" calcext:value-type="string">
            <text:p>razgovor-vreme-0035</text:p>
          </table:table-cell>
          <table:table-cell office:value-type="string" calcext:value-type="string">
            <text:p>Кад удари оморина, сви се завуку у хладовину и не мрдају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36" calcext:value-type="string">
            <text:p>razgovor-vreme-0036</text:p>
          </table:table-cell>
          <table:table-cell office:value-type="string" calcext:value-type="string">
            <text:p>Временска прогноза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37" calcext:value-type="string">
            <text:p>razgovor-vreme-0037</text:p>
          </table:table-cell>
          <table:table-cell office:value-type="string" calcext:value-type="string">
            <text:p>Каква је временска прогноза за данас?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38" calcext:value-type="string">
            <text:p>razgovor-vreme-0038</text:p>
          </table:table-cell>
          <table:table-cell office:value-type="string" calcext:value-type="string">
            <text:p>Каква је временска прогноза за сутра?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39" calcext:value-type="string">
            <text:p>razgovor-vreme-0039</text:p>
          </table:table-cell>
          <table:table-cell office:value-type="string" calcext:value-type="string">
            <text:p>До краја дана биће умерено до потпуно облачно време на северу, западу и југозападу Србије, као и на ширем подручју Београда, понегде са слабом кишом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40" calcext:value-type="string">
            <text:p>razgovor-vreme-0040</text:p>
          </table:table-cell>
          <table:table-cell office:value-type="string" calcext:value-type="string">
            <text:p>За викенд и почетком следеће седмице задржаће се умерено до потпуно облачно и топло време местимично са слабом кишом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41" calcext:value-type="string">
            <text:p>razgovor-vreme-0041</text:p>
          </table:table-cell>
          <table:table-cell office:value-type="string" calcext:value-type="string">
            <text:p>Температура ће бити од петнаест до двадесет степени Целзијуса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42" calcext:value-type="string">
            <text:p>razgovor-vreme-0042</text:p>
          </table:table-cell>
          <table:table-cell office:value-type="string" calcext:value-type="string">
            <text:p>Почетком следеће седмице ће почети период кишног времена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43" calcext:value-type="string">
            <text:p>razgovor-vreme-0043</text:p>
          </table:table-cell>
          <table:table-cell office:value-type="string" calcext:value-type="string">
            <text:p>Дуваће слаб и умерен јужни и југоисточни ветар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44" calcext:value-type="string">
            <text:p>razgovor-vreme-0044</text:p>
          </table:table-cell>
          <table:table-cell office:value-type="string" calcext:value-type="string">
            <text:p>У планинским пределима биће умерен и јак ветар, повремено и са олујним ударима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45" calcext:value-type="string">
            <text:p>razgovor-vreme-0045</text:p>
          </table:table-cell>
          <table:table-cell office:value-type="string" calcext:value-type="string">
            <text:p>Водостај Дунава је у мањем опадању са тенденцијом мањег пораста наредна четири дана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46" calcext:value-type="string">
            <text:p>razgovor-vreme-0046</text:p>
          </table:table-cell>
          <table:table-cell office:value-type="string" calcext:value-type="string">
            <text:p>Водостај Саве је у стагнацији са тенденцијом мањег пораста у наредна два дана. 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47" calcext:value-type="string">
            <text:p>razgovor-vreme-0047</text:p>
          </table:table-cell>
          <table:table-cell office:value-type="string" calcext:value-type="string">
            <text:p>Спустила се магла, не види се прст пред оком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48" calcext:value-type="string">
            <text:p>razgovor-vreme-0048</text:p>
          </table:table-cell>
          <table:table-cell office:value-type="string" calcext:value-type="string">
            <text:p>Накупили се неки тамни и црни облаци, спрема се велико невреме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49" calcext:value-type="string">
            <text:p>razgovor-vreme-0049</text:p>
          </table:table-cell>
          <table:table-cell office:value-type="string" calcext:value-type="string">
            <text:p>Разиђоше се облаци и Сунце нас огреја, тако да се сви орасположили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50" calcext:value-type="string">
            <text:p>razgovor-vreme-0050</text:p>
          </table:table-cell>
          <table:table-cell office:value-type="string" calcext:value-type="string">
            <text:p>Незгодно је возити, јер је због измаглице слаба видљивост на путу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51" calcext:value-type="string">
            <text:p>razgovor-vreme-0051</text:p>
          </table:table-cell>
          <table:table-cell office:value-type="string" calcext:value-type="string">
            <text:p>Киша непрестано ромиња па су нам планови да данас идемо на излет покварени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52" calcext:value-type="string">
            <text:p>razgovor-vreme-0052</text:p>
          </table:table-cell>
          <table:table-cell office:value-type="string" calcext:value-type="string">
            <text:p>Мећава је затрпала до под стреху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53" calcext:value-type="string">
            <text:p>razgovor-vreme-0053</text:p>
          </table:table-cell>
          <table:table-cell office:value-type="string" calcext:value-type="string">
            <text:p>Искористимо ово сунчано време да идемо на грудвање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54" calcext:value-type="string">
            <text:p>razgovor-vreme-0054</text:p>
          </table:table-cell>
          <table:table-cell office:value-type="string" calcext:value-type="string">
            <text:p>Кад падне мрак, постане свежије и пријатније, па тада излазимо у шетњу поред обале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55" calcext:value-type="string">
            <text:p>razgovor-vreme-0055</text:p>
          </table:table-cell>
          <table:table-cell office:value-type="string" calcext:value-type="string">
            <text:p>Са зором, први зраци сунца почињу да растерују зимоћу из костију и влагу накупљену током ноћи претварају у измаглицу тако да цела околина изгледа као да је из бајке.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56" calcext:value-type="string">
            <text:p>razgovor-vreme-0056</text:p>
          </table:table-cell>
          <table:table-cell office:value-type="string" calcext:value-type="string">
            <text:p>Колико рече да је степени напољу?</text:p>
          </table:table-cell>
        </table:table-row>
        <table:table-row table:style-name="ro1">
          <table:table-cell table:formula="of:=&quot;razgovor-vreme-&quot; &amp; TEXT(ROW(); &quot;0000&quot;)" office:value-type="string" office:string-value="razgovor-vreme-0057" calcext:value-type="string">
            <text:p>razgovor-vreme-0057</text:p>
          </table:table-cell>
          <table:table-cell office:value-type="string" calcext:value-type="string">
            <text:p>Када је променљиво време ваља се обући вишеслојно, тако да можемо да се прилагодимо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language="sr" fo:country="R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7:11:11.089000000</meta:creation-date>
    <meta:generator>LibreOffice/7.5.9.2$Windows_X86_64 LibreOffice_project/cdeefe45c17511d326101eed8008ac4092f278a9</meta:generator>
    <dc:date>2024-02-23T17:49:57.072000000</dc:date>
    <meta:editing-duration>PT38M37S</meta:editing-duration>
    <meta:editing-cycles>18</meta:editing-cycles>
    <meta:document-statistic meta:table-count="1" meta:cell-count="114" meta:object-count="0"/>
  </office:meta>
</office:document-meta>
</file>